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0.573cm" fo:break-before="auto" style:use-optimal-row-height="false"/>
    </style:style>
    <style:style style:name="ro28" style:family="table-row">
      <style:table-row-properties style:row-height="1.5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transparent" fo:wrap-option="wrap" style:vertical-align="middle"/>
    </style:style>
    <style:style style:name="ce30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__-04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282cm" draw:caption-point-x="-1.472cm" draw:caption-point-y="1.548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4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 [PPC-AL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style-name="ce22"/>
          <table:covered-table-cell table:number-columns-repeated="2" table:style-name="ce5"/>
          <table:table-cell table:style-name="ce10" office:value-type="string">
            <text:p>CA [PPC-CA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M [PPC-CM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V [PPC-CV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L [PPC- EL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N [PPC-EN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MC [PPC-MC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PM [PPC-PM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QM<text:span text:style-name="T4"> [PPC-QM]</text:span>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style-name="ce22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2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3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</text:p>
          </table:table-cell>
          <table:table-cell table:style-name="ce29" office:value-type="string">
            <text:p>Problema anteriormente reportado de lentidão foi solucionado.</text:p>
          </table:table-cell>
          <table:table-cell table:style-name="ce30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7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8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0000-00-00T18:28:43.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16T18:32:15.25</dc:date>
    <meta:editing-duration>P20DT13H16S</meta:editing-duration>
    <meta:editing-cycles>54</meta:editing-cycles>
    <meta:document-statistic meta:table-count="3" meta:cell-count="1475" meta:object-count="0"/>
  </office:meta>
</office:document-meta>
</file>